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/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2200" calcext:value-type="float">
            <text:p>2200</text:p>
          </table:table-cell>
          <table:table-cell office:value-type="float" office:value="225" calcext:value-type="float">
            <text:p>22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600" calcext:value-type="float">
            <text:p>2600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Asl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800" calcext:value-type="float">
            <text:p>800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1:13:28.4069939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24T11:37:24.595420647</dc:date>
    <meta:editing-duration>PT8M55S</meta:editing-duration>
    <meta:editing-cycles>2</meta:editing-cycles>
    <meta:document-statistic meta:table-count="1" meta:cell-count="15066" meta:object-count="0"/>
  </office:meta>
</office:document-meta>
</file>